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rolAssemblyException.ControlAssembly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rolAssemblyException.ControlAssemblyException( String msg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